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6" style:family="paragraph" style:parent-style-name="Standard">
      <style:text-properties style:use-window-font-color="true" loext:opacity="0%" style:font-name="Liberation Serif" officeooo:rsid="005e0b45" officeooo:paragraph-rsid="005e0b45" fo:background-color="transparent"/>
    </style:style>
    <style:style style:name="P57" style:family="paragraph" style:parent-style-name="Standard">
      <style:text-properties style:use-window-font-color="true" loext:opacity="0%" style:font-name="Liberation Serif" officeooo:rsid="00627453" officeooo:paragraph-rsid="00627453" fo:background-color="transparent"/>
    </style:style>
    <style:style style:name="P58" style:family="paragraph" style:parent-style-name="Standard">
      <style:text-properties style:use-window-font-color="true" loext:opacity="0%" style:font-name="Liberation Serif" officeooo:rsid="00630abf" officeooo:paragraph-rsid="00630abf" fo:background-color="transparent"/>
    </style:style>
    <style:style style:name="P59" style:family="paragraph" style:parent-style-name="Standard">
      <style:text-properties style:use-window-font-color="true" loext:opacity="0%" style:font-name="Liberation Serif" officeooo:rsid="006465ae" officeooo:paragraph-rsid="006465ae" fo:background-color="transparent"/>
    </style:style>
    <style:style style:name="P60" style:family="paragraph" style:parent-style-name="Standard">
      <style:text-properties style:use-window-font-color="true" loext:opacity="0%" style:font-name="Liberation Serif" officeooo:rsid="0065c63c" officeooo:paragraph-rsid="0065c63c" fo:background-color="transparent"/>
    </style:style>
    <style:style style:name="P61" style:family="paragraph" style:parent-style-name="Standard">
      <style:text-properties style:use-window-font-color="true" loext:opacity="0%" style:font-name="Liberation Serif" officeooo:rsid="0066f9db" officeooo:paragraph-rsid="0066f9db" fo:background-color="transparent"/>
    </style:style>
    <style:style style:name="P62" style:family="paragraph" style:parent-style-name="Standard">
      <style:text-properties style:use-window-font-color="true" loext:opacity="0%" style:font-name="Liberation Serif" officeooo:rsid="0067a71d" officeooo:paragraph-rsid="0067a71d" fo:background-color="transparent"/>
    </style:style>
    <style:style style:name="P63" style:family="paragraph" style:parent-style-name="Standard">
      <style:text-properties style:use-window-font-color="true" loext:opacity="0%" style:font-name="Liberation Serif" officeooo:rsid="0068dcce" officeooo:paragraph-rsid="0068dcce" fo:background-color="transparent"/>
    </style:style>
    <style:style style:name="P64" style:family="paragraph" style:parent-style-name="Standard">
      <style:text-properties style:use-window-font-color="true" loext:opacity="0%" style:font-name="Liberation Serif" officeooo:rsid="00702968" officeooo:paragraph-rsid="00702968" fo:background-color="transparent"/>
    </style:style>
    <style:style style:name="P65" style:family="paragraph" style:parent-style-name="Standard">
      <style:text-properties style:use-window-font-color="true" loext:opacity="0%" style:font-name="Liberation Serif" officeooo:rsid="0074ebc9" officeooo:paragraph-rsid="0074ebc9" fo:background-color="transparent"/>
    </style:style>
    <style:style style:name="P66" style:family="paragraph" style:parent-style-name="Standard">
      <style:text-properties style:use-window-font-color="true" loext:opacity="0%" style:font-name="Liberation Serif" officeooo:rsid="00757615" officeooo:paragraph-rsid="00757615" fo:background-color="transparent"/>
    </style:style>
    <style:style style:name="P67" style:family="paragraph" style:parent-style-name="Standard">
      <style:text-properties style:use-window-font-color="true" loext:opacity="0%" style:font-name="Liberation Serif" officeooo:rsid="0076adb6" officeooo:paragraph-rsid="0076adb6" fo:background-color="transparent"/>
    </style:style>
    <style:style style:name="P68" style:family="paragraph" style:parent-style-name="Standard">
      <style:text-properties officeooo:rsid="0040d1c3" officeooo:paragraph-rsid="0040d1c3"/>
    </style:style>
    <style:style style:name="P69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7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71" style:family="paragraph" style:parent-style-name="Standard">
      <style:text-properties style:use-window-font-color="true" loext:opacity="0%" style:font-name="Liberation Serif" officeooo:rsid="0077e0c0" officeooo:paragraph-rsid="0077e0c0" fo:background-color="transparent"/>
    </style:style>
    <style:style style:name="P72" style:family="paragraph" style:parent-style-name="Standard">
      <style:text-properties style:use-window-font-color="true" loext:opacity="0%" style:font-name="Liberation Serif" officeooo:rsid="0077f81c" officeooo:paragraph-rsid="0077f81c" fo:background-color="transparent"/>
    </style:style>
    <style:style style:name="P73" style:family="paragraph" style:parent-style-name="Standard">
      <style:text-properties style:use-window-font-color="true" loext:opacity="0%" style:font-name="Liberation Serif" officeooo:rsid="0079a101" officeooo:paragraph-rsid="0079a101" fo:background-color="transparent"/>
    </style:style>
    <style:style style:name="P74" style:family="paragraph" style:parent-style-name="Standard">
      <style:text-properties style:use-window-font-color="true" loext:opacity="0%" style:font-name="Liberation Serif" officeooo:rsid="007a856b" officeooo:paragraph-rsid="007a856b" fo:background-color="transparent"/>
    </style:style>
    <style:style style:name="P75" style:family="paragraph" style:parent-style-name="Standard">
      <style:text-properties style:use-window-font-color="true" loext:opacity="0%" style:font-name="Liberation Serif" officeooo:rsid="007c67b1" officeooo:paragraph-rsid="007c67b1" fo:background-color="transparent"/>
    </style:style>
    <style:style style:name="P76" style:family="paragraph" style:parent-style-name="Standard">
      <style:text-properties style:use-window-font-color="true" loext:opacity="0%" style:font-name="Liberation Serif" officeooo:rsid="007d2d16" officeooo:paragraph-rsid="007d2d16" fo:background-color="transparent"/>
    </style:style>
    <style:style style:name="P77" style:family="paragraph" style:parent-style-name="Standard">
      <style:text-properties style:use-window-font-color="true" loext:opacity="0%" style:font-name="Liberation Serif" officeooo:rsid="007f03f0" officeooo:paragraph-rsid="007f03f0" fo:background-color="transparent"/>
    </style:style>
    <style:style style:name="P78" style:family="paragraph" style:parent-style-name="Standard">
      <style:text-properties style:use-window-font-color="true" loext:opacity="0%" style:font-name="Liberation Serif" officeooo:rsid="0080ea44" officeooo:paragraph-rsid="0080ea44" fo:background-color="transparent"/>
    </style:style>
    <style:style style:name="P79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80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17" style:family="text">
      <style:text-properties officeooo:rsid="00603e97"/>
    </style:style>
    <style:style style:name="T18" style:family="text">
      <style:text-properties officeooo:rsid="0061154b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68">ngAfterContentInit</text:p>
      <text:p text:style-name="P68">ngAfterContentChecked</text:p>
      <text:p text:style-name="P68">ngAfterViewInit</text:p>
      <text:p text:style-name="P68">ngAfterViewChecked</text:p>
      <text:p text:style-name="P68">ngOnDestroy</text:p>
      <text:p text:style-name="P68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69">The change-detection strategy to use for this component.</text:p>
      <text:p text:style-name="P70">When a component is instantiated, Angular creates a change detector, which is responsible for propagating the component's bindings. The strategy is one of:</text:p>
      <text:list text:style-name="L1">
        <text:list-item>
          <text:p text:style-name="P79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80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1">Host</text:p>
      <text:p text:style-name="P51"/>
      <text:p text:style-name="P51"/>
      <text:p text:style-name="P52">To interact with API</text:p>
      <text:p text:style-name="P52"/>
      <text:p text:style-name="P52">AJAX</text:p>
      <text:p text:style-name="P52">Fetch</text:p>
      <text:p text:style-name="P52">HttpClient (it uses rxjs)</text:p>
      <text:p text:style-name="P52"/>
      <text:p text:style-name="P53">RXJS works on push based architecture.</text:p>
      <text:p text:style-name="P53">In conventional API, if you add data you need to call pull data to get latest data.</text:p>
      <text:p text:style-name="P53">But in case of RXJS, Continues stream of data is provided.</text:p>
      <text:p text:style-name="P53">If you are subscribed to that stream then you don’t need to call pull data after add data.</text:p>
      <text:p text:style-name="P53">Latest datawill be available in the stream that you are subscribed to.</text:p>
      <text:p text:style-name="P53"/>
      <text:p text:style-name="P54">RXJS is an library for writing Reactive Programming.</text:p>
      <text:p text:style-name="P54">Observables are stream of data to which we can subscribe.</text:p>
      <text:p text:style-name="P54"/>
      <text:p text:style-name="P55">Observable, Observer, Stream</text:p>
      <text:p text:style-name="P55"/>
      <text:p text:style-name="P56">HttpRequest gives more options and information of request and response.</text:p>
      <text:p text:style-name="P56"/>
      <text:p text:style-name="P56"/>
      <text:p text:style-name="P56">RXJS operators<text:line-break/><text:line-break/><text:span text:style-name="T17">ShareReplay – </text:span><text:span text:style-name="T18">to cache the request to avoide multiple calls</text:span></text:p>
      <text:p text:style-name="P57">AsyncPipe</text:p>
      <text:p text:style-name="P58">CatchError</text:p>
      <text:p text:style-name="P59"><text:soft-page-break/>Map</text:p>
      <text:p text:style-name="P59"/>
      <text:p text:style-name="P59"/>
      <text:p text:style-name="P60">Http Interceptors</text:p>
      <text:p text:style-name="P60"/>
      <text:p text:style-name="P61">allows us to intercept request.</text:p>
      <text:p text:style-name="P61">We can change data and add headers</text:p>
      <text:p text:style-name="P61"/>
      <text:p text:style-name="P61">APP_Initializer</text:p>
      <text:p text:style-name="P61"/>
      <text:p text:style-name="P61">allows us to inject function as application startup</text:p>
      <text:p text:style-name="P61"/>
      <text:p text:style-name="P61"/>
      <text:p text:style-name="P62">Angular Router</text:p>
      <text:p text:style-name="P62"/>
      <text:p text:style-name="P63">provide the functionality to add routes</text:p>
      <text:p text:style-name="P63">developers can configure all the routes at front-end</text:p>
      <text:p text:style-name="P63">provide SPA functionality</text:p>
      <text:p text:style-name="P63">feature to add nested routes</text:p>
      <text:p text:style-name="P63"/>
      <text:p text:style-name="P64">Activated Route</text:p>
      <text:p text:style-name="P64"/>
      <text:p text:style-name="P64">allows to read the router data</text:p>
      <text:p text:style-name="P64">allows access to snapshot data</text:p>
      <text:p text:style-name="P64">allow to access data from route config</text:p>
      <text:p text:style-name="P64"/>
      <text:p text:style-name="P64"/>
      <text:p text:style-name="P65">Template Form</text:p>
      <text:p text:style-name="P65"/>
      <text:p text:style-name="P65">FormsModule</text:p>
      <text:p text:style-name="P65"/>
      <text:p text:style-name="P65">ngModel to map property to html element which supports two way data binding</text:p>
      <text:p text:style-name="P65"/>
      <text:p text:style-name="P66">Form properties</text:p>
      <text:p text:style-name="P66"/>
      <text:p text:style-name="P66">pristine</text:p>
      <text:p text:style-name="P66">dirty</text:p>
      <text:p text:style-name="P66">valid</text:p>
      <text:p text:style-name="P66">invalid</text:p>
      <text:p text:style-name="P66">value</text:p>
      <text:p text:style-name="P65"/>
      <text:p text:style-name="P65"/>
      <text:p text:style-name="P67">custom directive</text:p>
      <text:p text:style-name="P71">custom validator</text:p>
      <text:p text:style-name="P71"/>
      <text:p text:style-name="P72">Feature module</text:p>
      <text:p text:style-name="P72"/>
      <text:p text:style-name="P72">command - g g m &lt;Module_name&gt; --routing -flat=true –force</text:p>
      <text:p text:style-name="P72"/>
      <text:p text:style-name="P73">feature module</text:p>
      <text:p text:style-name="P73">allows to sgregate code.</text:p>
      <text:p text:style-name="P73">Reduce code from app module</text:p>
      <text:p text:style-name="P73"><text:soft-page-break/></text:p>
      <text:p text:style-name="P73">Lazi Loading</text:p>
      <text:p text:style-name="P73"/>
      <text:p text:style-name="P74">Allows to split code at module level</text:p>
      <text:p text:style-name="P75">load code when user needs it</text:p>
      <text:p text:style-name="P75">reduce main bundle size</text:p>
      <text:p text:style-name="P75"/>
      <text:p text:style-name="P75">modules which are not dependent on any other module and have everything they need inside them can be use for lazy loading.</text:p>
      <text:p text:style-name="P74"/>
      <text:p text:style-name="P74">to build production build</text:p>
      <text:p text:style-name="P74"/>
      <text:p text:style-name="P74">command – ng build -c=production</text:p>
      <text:p text:style-name="P74"/>
      <text:p text:style-name="P76">to generate module with lazy loading</text:p>
      <text:p text:style-name="P76"/>
      <text:p text:style-name="P76">ng g m booking --route=booking --routing –module=app</text:p>
      <text:p text:style-name="P76"/>
      <text:p text:style-name="P77"/>
      <text:p text:style-name="P77"/>
      <text:p text:style-name="P77">In Service, Dependency Injection example</text:p>
      <text:p text:style-name="P77"/>
      <text:p text:style-name="P77">ProvidedIn=’any’</text:p>
      <text:p text:style-name="P77"/>
      <text:p text:style-name="P77">option creates single instance of service for entire app and independent instance for lazy loaded components.</text:p>
      <text:p text:style-name="P77"/>
      <text:p text:style-name="P77"/>
      <text:p text:style-name="P78">Route Guards</text:p>
      <text:p text:style-name="P78"/>
      <text:p text:style-name="P78">canActive</text:p>
      <text:p text:style-name="P78">canActivateChild</text:p>
      <text:p text:style-name="P78">canDeactive</text:p>
      <text:p text:style-name="P78">canLoad</text:p>
      <text:p text:style-name="P78">Resolv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7T19:03:34.714435910</dc:date>
    <meta:editing-duration>P1DT36M34S</meta:editing-duration>
    <meta:editing-cycles>75</meta:editing-cycles>
    <meta:generator>LibreOffice/7.4.7.2$Linux_X86_64 LibreOffice_project/40$Build-2</meta:generator>
    <meta:document-statistic meta:table-count="0" meta:image-count="0" meta:object-count="0" meta:page-count="8" meta:paragraph-count="224" meta:word-count="1158" meta:character-count="7541" meta:non-whitespace-character-count="6587"/>
  </office:meta>
</office:document-meta>
</file>